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officeooo="http://openoffice.org/2009/office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background-color="#cccccc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/>
      <style:text-properties fo:background-color="#c5000b"/>
    </style:style>
    <style:style style:name="P7" style:family="paragraph" style:parent-style-name="Standard">
      <style:text-properties fo:background-color="#ffff00"/>
    </style:style>
    <style:style style:name="P8" style:family="paragraph" style:parent-style-name="Standard">
      <style:paragraph-properties fo:text-align="center" style:justify-single-word="false"/>
      <style:text-properties fo:background-color="#ffff00"/>
    </style:style>
    <style:style style:name="P9" style:family="paragraph" style:parent-style-name="Standard" style:list-style-name="L1"/>
    <style:style style:name="P10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</style:style>
    <style:style style:name="T1" style:family="text">
      <style:text-properties officeooo:rsid="0015ff51"/>
    </style:style>
    <style:style style:name="T2" style:family="text">
      <style:text-properties officeooo:rsid="0016511f"/>
    </style:style>
    <style:style style:name="T3" style:family="text">
      <style:text-properties fo:background-color="#ffff00"/>
    </style:style>
    <style:style style:name="T4" style:family="text">
      <style:text-properties fo:background-color="transparent"/>
    </style:style>
    <style:style style:name="T5" style:family="text">
      <style:text-properties fo:background-color="#00ffff"/>
    </style:style>
    <style:style style:name="T6" style:family="text">
      <style:text-properties fo:background-color="#ff0000"/>
    </style:style>
    <style:style style:name="T7" style:family="text">
      <style:text-properties fo:background-color="#00ff00"/>
    </style:style>
    <style:style style:name="T8" style:family="text">
      <style:text-properties fo:background-color="#cccccc"/>
    </style:style>
    <style:style style:name="T9" style:family="text">
      <style:text-properties officeooo:rsid="0016d0b5"/>
    </style:style>
    <style:style style:name="T10" style:family="text">
      <style:text-properties officeooo:rsid="00181fea"/>
    </style:style>
    <style:style style:name="T11" style:family="text">
      <style:text-properties fo:background-color="#ffd320"/>
    </style:style>
    <style:style style:name="T12" style:family="text">
      <style:text-properties fo:background-color="#00dcff"/>
    </style:style>
    <style:style style:name="T13" style:family="text">
      <style:text-properties fo:background-color="#c5000b"/>
    </style:style>
    <style:style style:name="T14" style:family="text">
      <style:text-properties fo:background-color="#008000"/>
    </style:style>
    <style:style style:name="T15" style:family="text">
      <style:text-properties officeooo:rsid="0019f2be"/>
    </style:style>
    <style:style style:name="T16" style:family="text">
      <style:text-properties fo:background-color="#00ae00"/>
    </style:style>
    <style:style style:name="T17" style:family="text">
      <style:text-properties fo:background-color="#000080"/>
    </style:style>
    <style:style style:name="T18" style:family="text">
      <style:text-properties fo:background-color="#0000ff"/>
    </style:style>
    <style:style style:name="T19" style:family="text">
      <style:text-properties officeooo:rsid="001a6352"/>
    </style:style>
    <style:style style:name="T20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ado um retângulo de dimensões 20 x 16, temos as seguintes possibilidades de leitura:</text:p>
      <text:p text:style-name="P8"/>
      <text:p text:style-name="P7"/>
      <text:p text:style-name="P1"><text:span text:style-name="T4">* <text:s/>* <text:s/>* <text:s/>*</text:span> <text:s/>* <text:s/>* <text:s/>* <text:s/>* <text:s/>* <text:s/>* <text:s/>* <text:s/>* <text:s/>* <text:s/>* <text:s/>* <text:s/>* <text:s/>* <text:s/>* <text:s/>* <text:s/>*</text:p>
      <text:p text:style-name="P1"><text:span text:style-name="T4">* <text:s/>* <text:s/>* <text:s/>*</text:span> <text:s/>* <text:s/>* <text:s/>* <text:s/>* <text:s/>* <text:s/>* <text:s/>* <text:s/>* <text:s/>* <text:s/>* <text:s/>* <text:s/>* <text:s/>* <text:s/>* <text:s/>* <text:s/>*</text:p>
      <text:p text:style-name="P1"><text:span text:style-name="T4">* <text:s/>* <text:s/>* <text:s/>*</text:span> <text:s/>* <text:s/>* <text:s/>* <text:s/>* <text:s/>* <text:s/>* <text:s/>* <text:s/>* <text:s/>* <text:s/>* <text:s/>* <text:s/>* <text:s/>* <text:s/>* <text:s/>* <text:s/>*</text:p>
      <text:p text:style-name="P1"><text:span text:style-name="T4">* <text:s/>* <text:s/>* <text:s/>*</text:span> <text:s/>* <text:s/>* <text:s/>* <text:s/>* <text:s/>* <text:s/>* <text:s/>* <text:s/>* <text:s/>* <text:s/>* <text:s/>* <text:s/>* <text:s/>* <text:s/>* <text:s/>* <text:s/>*</text:p>
      <text:p text:style-name="P1">* <text:s/>* <text:s/>* <text:s/>* <text:s/>* <text:s/>* <text:s/>* <text:s/>* <text:s/>* <text:s/>* <text:s/>* <text:s/>* <text:s/>* <text:s/>* <text:s/>* <text:s/>* <text:s/>* <text:s/>* <text:s/>* <text:s/>*</text:p>
      <text:p text:style-name="P1">* <text:s/>* <text:s/>* <text:s/>* <text:s/>* <text:s/>* <text:s/>* <text:s/>* <text:s/>* <text:s/>* <text:s/>* <text:s/>* <text:s/>* <text:s/>* <text:s/>* <text:s/>* <text:s/>* <text:s/>* <text:s/>* <text:s/>*</text:p>
      <text:p text:style-name="P1">* <text:s/>* <text:s/>* <text:s/>* <text:s/>* <text:s/>* <text:s/>* <text:s/>* <text:s/>* <text:s/>* <text:s/>* <text:s/>* <text:s/>* <text:s/>* <text:s/>* <text:s/>* <text:s/>* <text:s/>* <text:s/>* <text:s/>*</text:p>
      <text:p text:style-name="P1"><text:s text:c="14"/>* <text:s/>* <text:s/>* <text:s/>* <text:s/>* <text:s/>* <text:s/>* <text:s/>* <text:s/>* <text:s/>* <text:s/>* <text:s/>* <text:s/>* <text:s/>* <text:s/>* <text:s/>* <text:s/>* <text:s/>* <text:s/>* <text:s/>* <text:s text:c="9"/><text:span text:style-name="T1">16</text:span></text:p>
      <text:p text:style-name="P1">* <text:s/>* <text:s/>* <text:s/>* <text:s/>* <text:s/>* <text:s/>* <text:s/>* <text:s/>* <text:s/>* <text:s/>* <text:s/>* <text:s/>* <text:s/>* <text:s/>* <text:s/>* <text:s/>* <text:s/>* <text:s/>* <text:s/>*</text:p>
      <text:p text:style-name="P1">* <text:s/>* <text:s/>* <text:s/>* <text:s/>* <text:s/>* <text:s/>* <text:s/>* <text:s/>* <text:s/>* <text:s/>* <text:s/>* <text:s/>* <text:s/>* <text:s/>* <text:s/>* <text:s/>* <text:s/>* <text:s/>* <text:s/>*</text:p>
      <text:p text:style-name="P1">* <text:s/>* <text:s/>* <text:s/>* <text:s/>* <text:s/>* <text:s/>* <text:s/>* <text:s/>* <text:s/>* <text:s/>* <text:s/>* <text:s/>* <text:s/>* <text:s/>* <text:s/>* <text:s/>* <text:s/>* <text:s/>* <text:s/>*</text:p>
      <text:p text:style-name="P1">* <text:s/>* <text:s/>* <text:s/>* <text:s/>* <text:s/>* <text:s/>* <text:s/>* <text:s/>* <text:s/>* <text:s/>* <text:s/>* <text:s/>* <text:s/>* <text:s/>* <text:s/>* <text:s/>* <text:s/>* <text:s/>* <text:s/>*</text:p>
      <text:p text:style-name="P1">* <text:s/>* <text:s/>* <text:s/>* <text:s/>* <text:s/>* <text:s/>* <text:s/>* <text:s/>* <text:s/>* <text:s/>* <text:s/>* <text:s/>* <text:s/>* <text:s/>* <text:s/>* <text:s/>* <text:s/>* <text:s/>* <text:s/>*</text:p>
      <text:p text:style-name="P1">* <text:s/>* <text:s/>* <text:s/>* <text:s/>* <text:s/>* <text:s/>* <text:s/>* <text:s/>* <text:s/>* <text:s/>* <text:s/>* <text:s/>* <text:s/>* <text:s/>* <text:s/>* <text:s/>* <text:s/>* <text:s/>* <text:s/>*</text:p>
      <text:p text:style-name="P1">* <text:s/>* <text:s/>* <text:s/>* <text:s/>* <text:s/>* <text:s/>* <text:s/>* <text:s/>* <text:s/>* <text:s/>* <text:s/>* <text:s/>* <text:s/>* <text:s/>* <text:s/>* <text:s/>* <text:s/>* <text:s/>* <text:s/>*</text:p>
      <text:p text:style-name="P1">* <text:s/>* <text:s/>* <text:s/>* <text:s/>* <text:s/>* <text:s/>* <text:s/>* <text:s/>* <text:s/>* <text:s/>* <text:s/>* <text:s/>* <text:s/>* <text:s/>* <text:s/>* <text:s/>* <text:s/>* <text:s/>* <text:s/>*</text:p>
      <text:p text:style-name="P1"/>
      <text:p text:style-name="P1">20</text:p>
      <text:p text:style-name="P1"/>
      <text:p text:style-name="Standard"><text:span text:style-name="T1">Divisores comuns </text:span><text:span text:style-name="T2">de 16 e 20</text:span><text:span text:style-name="T1">: 1, 2, 4.</text:span></text:p>
      <text:p text:style-name="Standard"/>
      <text:p text:style-name="P3">Supondo uma leitura da esquerda para a direita, de cima para baixo, teremos:</text:p>
      <text:p text:style-name="Standard"/>
      <text:list xml:id="list34468292" text:style-name="L1">
        <text:list-item>
          <text:p text:style-name="P9"><text:span text:style-name="T1">Caso </text:span><text:span text:style-name="T2">o fator seja 1, </text:span><text:span text:style-name="T9">teríamos duas possibilidades de algoritmos:</text:span></text:p>
        </text:list-item>
      </text:list>
      <text:p text:style-name="Standard"/>
      <text:p text:style-name="Standard"><text:span text:style-name="T10">1º: </text:span><text:span text:style-name="T2">apenas uma nota será executada, </text:span><text:span text:style-name="T19">de área 16x20px</text:span><text:span text:style-name="T2">, <text:s/>resulta</text:span><text:span text:style-name="T19">n</text:span><text:span text:style-name="T2">do </text:span><text:span text:style-name="T19">em </text:span><text:span text:style-name="T2">uma média da imagem inteira.</text:span></text:p>
      <text:p text:style-name="Standard"/>
      <text:p text:style-name="P2">* <text:s/>* <text:s/>* <text:s/>* <text:s/>* <text:s/>* <text:s/>* <text:s/>* <text:s/>* <text:s/>* <text:s/>* <text:s/>* <text:s/>* <text:s/>* <text:s/>* <text:s/>* <text:s/>* <text:s/>* <text:s/>* <text:s/>*</text:p>
      <text:p text:style-name="P2">* <text:s/>* <text:s/>* <text:s/>* <text:s/>* <text:s/>* <text:s/>* <text:s/>* <text:s/>* <text:s/>* <text:s/>* <text:s/>* <text:s/>* <text:s/>* <text:s/>* <text:s/>* <text:s/>* <text:s/>* <text:s/>* <text:s/>*</text:p>
      <text:p text:style-name="P2">* <text:s/>* <text:s/>* <text:s/>* <text:s/>* <text:s/>* <text:s/>* <text:s/>* <text:s/>* <text:s/>* <text:s/>* <text:s/>* <text:s/>* <text:s/>* <text:s/>* <text:s/>* <text:s/>* <text:s/>* <text:s/>* <text:s/>*</text:p>
      <text:p text:style-name="P2">* <text:s/>* <text:s/>* <text:s/>* <text:s/>* <text:s/>* <text:s/>* <text:s/>* <text:s/>* <text:s/>* <text:s/>* <text:s/>* <text:s/>* <text:s/>* <text:s/>* <text:s/>* <text:s/>* <text:s/>* <text:s/>* <text:s/>*</text:p>
      <text:p text:style-name="P2">* <text:s/>* <text:s/>* <text:s/>* <text:s/>* <text:s/>* <text:s/>* <text:s/>* <text:s/>* <text:s/>* <text:s/>* <text:s/>* <text:s/>* <text:s/>* <text:s/>* <text:s/>* <text:s/>* <text:s/>* <text:s/>* <text:s/>*</text:p>
      <text:p text:style-name="P2">* <text:s/>* <text:s/>* <text:s/>* <text:s/>* <text:s/>* <text:s/>* <text:s/>* <text:s/>* <text:s/>* <text:s/>* <text:s/>* <text:s/>* <text:s/>* <text:s/>* <text:s/>* <text:s/>* <text:s/>* <text:s/>* <text:s/>*</text:p>
      <text:p text:style-name="P2">* <text:s/>* <text:s/>* <text:s/>* <text:s/>* <text:s/>* <text:s/>* <text:s/>* <text:s/>* <text:s/>* <text:s/>* <text:s/>* <text:s/>* <text:s/>* <text:s/>* <text:s/>* <text:s/>* <text:s/>* <text:s/>* <text:s/>*</text:p>
      <text:p text:style-name="P1"><text:span text:style-name="T4"><text:s text:c="14"/></text:span><text:span text:style-name="T8">* <text:s/>* <text:s/>* <text:s/>* <text:s/>* <text:s/>* <text:s/>* <text:s/>* <text:s/>* <text:s/>* <text:s/>* <text:s/>* <text:s/>* <text:s/>* <text:s/>* <text:s/>* <text:s/>* <text:s/>* <text:s/>* <text:s/>*</text:span> <text:s text:c="9"/><text:span text:style-name="T1">16</text:span></text:p>
      <text:p text:style-name="P2">* <text:s/>* <text:s/>* <text:s/>* <text:s/>* <text:s/>* <text:s/>* <text:s/>* <text:s/>* <text:s/>* <text:s/>* <text:s/>* <text:s/>* <text:s/>* <text:s/>* <text:s/>* <text:s/>* <text:s/>* <text:s/>* <text:s/>*</text:p>
      <text:p text:style-name="P2">* <text:s/>* <text:s/>* <text:s/>* <text:s/>* <text:s/>* <text:s/>* <text:s/>* <text:s/>* <text:s/>* <text:s/>* <text:s/>* <text:s/>* <text:s/>* <text:s/>* <text:s/>* <text:s/>* <text:s/>* <text:s/>* <text:s/>*</text:p>
      <text:p text:style-name="P2">* <text:s/>* <text:s/>* <text:s/>* <text:s/>* <text:s/>* <text:s/>* <text:s/>* <text:s/>* <text:s/>* <text:s/>* <text:s/>* <text:s/>* <text:s/>* <text:s/>* <text:s/>* <text:s/>* <text:s/>* <text:s/>* <text:s/>*</text:p>
      <text:p text:style-name="P2">* <text:s/>* <text:s/>* <text:s/>* <text:s/>* <text:s/>* <text:s/>* <text:s/>* <text:s/>* <text:s/>* <text:s/>* <text:s/>* <text:s/>* <text:s/>* <text:s/>* <text:s/>* <text:s/>* <text:s/>* <text:s/>* <text:s/>*</text:p>
      <text:p text:style-name="P2">* <text:s/>* <text:s/>* <text:s/>* <text:s/>* <text:s/>* <text:s/>* <text:s/>* <text:s/>* <text:s/>* <text:s/>* <text:s/>* <text:s/>* <text:s/>* <text:s/>* <text:s/>* <text:s/>* <text:s/>* <text:s/>* <text:s/>*</text:p>
      <text:p text:style-name="P2">* <text:s/>* <text:s/>* <text:s/>* <text:s/>* <text:s/>* <text:s/>* <text:s/>* <text:s/>* <text:s/>* <text:s/>* <text:s/>* <text:s/>* <text:s/>* <text:s/>* <text:s/>* <text:s/>* <text:s/>* <text:s/>* <text:s/>*</text:p>
      <text:p text:style-name="P2">* <text:s/>* <text:s/>* <text:s/>* <text:s/>* <text:s/>* <text:s/>* <text:s/>* <text:s/>* <text:s/>* <text:s/>* <text:s/>* <text:s/>* <text:s/>* <text:s/>* <text:s/>* <text:s/>* <text:s/>* <text:s/>* <text:s/>*</text:p>
      <text:p text:style-name="P2">* <text:s/>* <text:s/>* <text:s/>* <text:s/>* <text:s/>* <text:s/>* <text:s/>* <text:s/>* <text:s/>* <text:s/>* <text:s/>* <text:s/>* <text:s/>* <text:s/>* <text:s/>* <text:s/>* <text:s/>* <text:s/>* <text:s/>*</text:p>
      <text:p text:style-name="P1"/>
      <text:p text:style-name="P1">20</text:p>
      <text:p text:style-name="P1"/>
      <text:p text:style-name="P5"><text:span text:style-name="T10">2º: podem ser executadas 20 </text:span><text:span text:style-name="T15">notas por canal, em 16 </text:span><text:span text:style-name="T10">canais, totalizando 320 notas.</text:span></text:p>
      <text:p text:style-name="P5"/>
      <text:p text:style-name="P7"/>
      <text:p text:style-name="P6"><text:soft-page-break/><text:span text:style-name="T6">* </text:span><text:s/>* <text:span text:style-name="T6"><text:s/>* </text:span><text:s/>* <text:span text:style-name="T6"><text:s/>* </text:span><text:s/>* <text:span text:style-name="T6"><text:s/>* </text:span><text:s/>* <text:span text:style-name="T6"><text:s/>* </text:span><text:s/>* <text:span text:style-name="T6"><text:s/>* </text:span><text:s/>* <text:span text:style-name="T6"><text:s/>* </text:span><text:s/>* <text:span text:style-name="T6"><text:s/>* </text:span><text:s/>* <text:span text:style-name="T6"><text:s/>* </text:span><text:s/>* <text:span text:style-name="T6"><text:s/>* </text:span><text:s/>*</text:p>
      <text:p text:style-name="P1"><text:span text:style-name="T4">* <text:s/>* <text:s/>* <text:s/>*</text:span> <text:s/>* <text:s/>* <text:s/>* <text:s/>* <text:s/>* <text:s/>* <text:s/>* <text:s/>* <text:s/>* <text:s/>* <text:s/>* <text:s/>* <text:s/>* <text:s/>* <text:s/>* <text:s/>*</text:p>
      <text:p text:style-name="P1"><text:span text:style-name="T4">* <text:s/>* <text:s/>* <text:s/>*</text:span> <text:s/>* <text:s/>* <text:s/>* <text:s/>* <text:s/>* <text:s/>* <text:s/>* <text:s/>* <text:s/>* <text:s/>* <text:s/>* <text:s/>* <text:s/>* <text:s/>* <text:s/>* <text:s/>*</text:p>
      <text:p text:style-name="P1"><text:span text:style-name="T4">* <text:s/>* <text:s/>* <text:s/>*</text:span> <text:s/>* <text:s/>* <text:s/>* <text:s/>* <text:s/>* <text:s/>* <text:s/>* <text:s/>* <text:s/>* <text:s/>* <text:s/>* <text:s/>* <text:s/>* <text:s/>* <text:s/>* <text:s/>*</text:p>
      <text:p text:style-name="P1">* <text:s/>* <text:s/>* <text:s/>* <text:s/>* <text:s/>* <text:s/>* <text:s/>* <text:s/>* <text:s/>* <text:s/>* <text:s/>* <text:s/>* <text:s/>* <text:s/>* <text:s/>* <text:s/>* <text:s/>* <text:s/>* <text:s/>*</text:p>
      <text:p text:style-name="P1">* <text:s/>* <text:s/>* <text:s/>* <text:s/>* <text:s/>* <text:s/>* <text:s/>* <text:s/>* <text:s/>* <text:s/>* <text:s/>* <text:s/>* <text:s/>* <text:s/>* <text:s/>* <text:s/>* <text:s/>* <text:s/>* <text:s/>*</text:p>
      <text:p text:style-name="P1">* <text:s/>* <text:s/>* <text:s/>* <text:s/>* <text:s/>* <text:s/>* <text:s/>* <text:s/>* <text:s/>* <text:s/>* <text:s/>* <text:s/>* <text:s/>* <text:s/>* <text:s/>* <text:s/>* <text:s/>* <text:s/>* <text:s/>*</text:p>
      <text:p text:style-name="P1"><text:s text:c="14"/>* <text:s/>* <text:s/>* <text:s/>* <text:s/>* <text:s/>* <text:s/>* <text:s/>* <text:s/>* <text:s/>* <text:s/>* <text:s/>* <text:s/>* <text:s/>* <text:s/>* <text:s/>* <text:s/>* <text:s/>* <text:s/>* <text:s/>* <text:s text:c="9"/><text:span text:style-name="T1">16</text:span></text:p>
      <text:p text:style-name="P1">* <text:s/>* <text:s/>* <text:s/>* <text:s/>* <text:s/>* <text:s/>* <text:s/>* <text:s/>* <text:s/>* <text:s/>* <text:s/>* <text:s/>* <text:s/>* <text:s/>* <text:s/>* <text:s/>* <text:s/>* <text:s/>* <text:s/>*</text:p>
      <text:p text:style-name="P1">* <text:s/>* <text:s/>* <text:s/>* <text:s/>* <text:s/>* <text:s/>* <text:s/>* <text:s/>* <text:s/>* <text:s/>* <text:s/>* <text:s/>* <text:s/>* <text:s/>* <text:s/>* <text:s/>* <text:s/>* <text:s/>* <text:s/>*</text:p>
      <text:p text:style-name="P1">* <text:s/>* <text:s/>* <text:s/>* <text:s/>* <text:s/>* <text:s/>* <text:s/>* <text:s/>* <text:s/>* <text:s/>* <text:s/>* <text:s/>* <text:s/>* <text:s/>* <text:s/>* <text:s/>* <text:s/>* <text:s/>* <text:s/>*</text:p>
      <text:p text:style-name="P1">* <text:s/>* <text:s/>* <text:s/>* <text:s/>* <text:s/>* <text:s/>* <text:s/>* <text:s/>* <text:s/>* <text:s/>* <text:s/>* <text:s/>* <text:s/>* <text:s/>* <text:s/>* <text:s/>* <text:s/>* <text:s/>* <text:s/>*</text:p>
      <text:p text:style-name="P1">* <text:s/>* <text:s/>* <text:s/>* <text:s/>* <text:s/>* <text:s/>* <text:s/>* <text:s/>* <text:s/>* <text:s/>* <text:s/>* <text:s/>* <text:s/>* <text:s/>* <text:s/>* <text:s/>* <text:s/>* <text:s/>* <text:s/>*</text:p>
      <text:p text:style-name="P1">* <text:s/>* <text:s/>* <text:s/>* <text:s/>* <text:s/>* <text:s/>* <text:s/>* <text:s/>* <text:s/>* <text:s/>* <text:s/>* <text:s/>* <text:s/>* <text:s/>* <text:s/>* <text:s/>* <text:s/>* <text:s/>* <text:s/>*</text:p>
      <text:p text:style-name="P1">* <text:s/>* <text:s/>* <text:s/>* <text:s/>* <text:s/>* <text:s/>* <text:s/>* <text:s/>* <text:s/>* <text:s/>* <text:s/>* <text:s/>* <text:s/>* <text:s/>* <text:s/>* <text:s/>* <text:s/>* <text:s/>* <text:s/>*</text:p>
      <text:p text:style-name="P1">* <text:s/>* <text:s/>* <text:s/>* <text:s/>* <text:s/>* <text:s/>* <text:s/>* <text:s/>* <text:s/>* <text:s/>* <text:s/>* <text:s/>* <text:s/>* <text:s/>* <text:s/>* <text:s/>* <text:s/>* <text:s/>* <text:s/>*</text:p>
      <text:p text:style-name="P1"/>
      <text:p text:style-name="P1">20</text:p>
      <text:p text:style-name="P1"/>
      <text:p text:style-name="P5">Obs.: O caso de menor fator gera o maior e menor números de notas possíveis, dependendo do algoritmo implementado para realizar a varredura.</text:p>
      <text:p text:style-name="Standard"/>
      <text:p text:style-name="Standard">* Caso o fator seja 2, teremos duas possibilidades de algoritmos:</text:p>
      <text:p text:style-name="Standard"/>
      <text:p text:style-name="Standard"/>
      <text:p text:style-name="Standard"><text:span text:style-name="T2">1º: Áreas de 16/2 x 20/2 = 8x10px , resultando em 2 notas por canal num total de <text:s/>2 canais, </text:span><text:span text:style-name="T15">totalizando 4 notas.</text:span></text:p>
      <text:p text:style-name="Standard"/>
      <text:p text:style-name="P1"><text:span text:style-name="T6">* <text:s/>* <text:s/>* <text:s/>* <text:s/>* <text:s/>* <text:s/>* <text:s/>* <text:s/>* <text:s/>* </text:span><text:span text:style-name="T13"><text:s/>* <text:s/>* <text:s/>* <text:s/>* <text:s/>* <text:s/>* <text:s/>* <text:s/>* <text:s/>* <text:s/>*</text:span></text:p>
      <text:p text:style-name="P1"><text:span text:style-name="T6">* <text:s/>* <text:s/>* <text:s/>* <text:s/>* <text:s/>* <text:s/>* <text:s/>* <text:s/>* <text:s/>* </text:span><text:span text:style-name="T13"><text:s/>* <text:s/>* <text:s/>* <text:s/>* <text:s/>* <text:s/>* <text:s/>* <text:s/>* <text:s/>* <text:s/>*</text:span></text:p>
      <text:p text:style-name="P1"><text:span text:style-name="T6">* <text:s/>* <text:s/>* <text:s/>* <text:s/>* <text:s/>* <text:s/>* <text:s/>* <text:s/>* <text:s/>* </text:span><text:span text:style-name="T13"><text:s/>* <text:s/>* <text:s/>* <text:s/>* <text:s/>* <text:s/>* <text:s/>* <text:s/>* <text:s/>* <text:s/>*</text:span></text:p>
      <text:p text:style-name="P1"><text:span text:style-name="T6">* <text:s/>* <text:s/>* <text:s/>* <text:s/>* <text:s/>* <text:s/>* <text:s/>* <text:s/>* <text:s/>* </text:span><text:span text:style-name="T13"><text:s/>* <text:s/>* <text:s/>* <text:s/>* <text:s/>* <text:s/>* <text:s/>* <text:s/>* <text:s/>* <text:s/>*</text:span></text:p>
      <text:p text:style-name="P1"><text:span text:style-name="T6">* <text:s/>* <text:s/>* <text:s/>* <text:s/>* <text:s/>* <text:s/>* <text:s/>* <text:s/>* <text:s/>* </text:span><text:span text:style-name="T13"><text:s/>* <text:s/>* <text:s/>* <text:s/>* <text:s/>* <text:s/>* <text:s/>* <text:s/>* <text:s/>* <text:s/>*</text:span></text:p>
      <text:p text:style-name="P1"><text:span text:style-name="T6">* <text:s/>* <text:s/>* <text:s/>* <text:s/>* <text:s/>* <text:s/>* <text:s/>* <text:s/>* <text:s/>* </text:span><text:span text:style-name="T13"><text:s/>* <text:s/>* <text:s/>* <text:s/>* <text:s/>* <text:s/>* <text:s/>* <text:s/>* <text:s/>* <text:s/>*</text:span></text:p>
      <text:p text:style-name="P1"><text:span text:style-name="T6">* <text:s/>* <text:s/>* <text:s/>* <text:s/>* <text:s/>* <text:s/>* <text:s/>* <text:s/>* <text:s/>* </text:span><text:span text:style-name="T13"><text:s/>* <text:s/>* <text:s/>* <text:s/>* <text:s/>* <text:s/>* <text:s/>* <text:s/>* <text:s/>* <text:s/>*</text:span></text:p>
      <text:p text:style-name="P1"><text:s text:c="14"/><text:span text:style-name="T6">* <text:s/>* <text:s/>* <text:s/>* <text:s/>* <text:s/>* <text:s/>* <text:s/>* <text:s/>* <text:s/>* </text:span><text:span text:style-name="T13"><text:s/>* <text:s/>* <text:s/>* <text:s/>* <text:s/>* <text:s/>* <text:s/>* <text:s/>* <text:s/>* <text:s/>*</text:span> <text:s text:c="9"/><text:span text:style-name="T1">16</text:span></text:p>
      <text:p text:style-name="P1"><text:span text:style-name="T7">* <text:s/>* <text:s/>* <text:s/>* <text:s/>* <text:s/>* <text:s/>* <text:s/>* <text:s/>* <text:s/>* </text:span><text:span text:style-name="T16"><text:s/>* <text:s/>* <text:s/>* <text:s/>* <text:s/>* <text:s/>* <text:s/>* <text:s/>* <text:s/>* <text:s/>*</text:span></text:p>
      <text:p text:style-name="P1"><text:span text:style-name="T7">* <text:s/>* <text:s/>* <text:s/>* <text:s/>* <text:s/>* <text:s/>* <text:s/>* <text:s/>* <text:s/>* </text:span><text:span text:style-name="T16"><text:s/>* <text:s/>* <text:s/>* <text:s/>* <text:s/>* <text:s/>* <text:s/>* <text:s/>* <text:s/>* <text:s/>*</text:span></text:p>
      <text:p text:style-name="P1"><text:span text:style-name="T7">* <text:s/>* <text:s/>* <text:s/>* <text:s/>* <text:s/>* <text:s/>* <text:s/>* <text:s/>* <text:s/>* </text:span><text:span text:style-name="T16"><text:s/>* <text:s/>* <text:s/>* <text:s/>* <text:s/>* <text:s/>* <text:s/>* <text:s/>* <text:s/>* <text:s/>*</text:span></text:p>
      <text:p text:style-name="P1"><text:span text:style-name="T7">* <text:s/>* <text:s/>* <text:s/>* <text:s/>* <text:s/>* <text:s/>* <text:s/>* <text:s/>* <text:s/>* </text:span><text:span text:style-name="T16"><text:s/>* <text:s/>* <text:s/>* <text:s/>* <text:s/>* <text:s/>* <text:s/>* <text:s/>* <text:s/>* <text:s/>*</text:span></text:p>
      <text:p text:style-name="P1"><text:span text:style-name="T7">* <text:s/>* <text:s/>* <text:s/>* <text:s/>* <text:s/>* <text:s/>* <text:s/>* <text:s/>* <text:s/>* </text:span><text:span text:style-name="T16"><text:s/>* <text:s/>* <text:s/>* <text:s/>* <text:s/>* <text:s/>* <text:s/>* <text:s/>* <text:s/>* <text:s/>*</text:span></text:p>
      <text:p text:style-name="P1"><text:span text:style-name="T7">* <text:s/>* <text:s/>* <text:s/>* <text:s/>* <text:s/>* <text:s/>* <text:s/>* <text:s/>* <text:s/>* </text:span><text:span text:style-name="T16"><text:s/>* <text:s/>* <text:s/>* <text:s/>* <text:s/>* <text:s/>* <text:s/>* <text:s/>* <text:s/>* <text:s/>*</text:span></text:p>
      <text:p text:style-name="P1"><text:span text:style-name="T7">* <text:s/>* <text:s/>* <text:s/>* <text:s/>* <text:s/>* <text:s/>* <text:s/>* <text:s/>* <text:s/>* </text:span><text:span text:style-name="T16"><text:s/>* <text:s/>* <text:s/>* <text:s/>* <text:s/>* <text:s/>* <text:s/>* <text:s/>* <text:s/>* <text:s/>*</text:span></text:p>
      <text:p text:style-name="P1"/>
      <text:p text:style-name="P1">20</text:p>
      <text:p text:style-name="Standard"/>
      <text:p text:style-name="Standard"><text:span text:style-name="T2">2º: Áreas de 2x2px, resultando em </text:span><text:span text:style-name="T10">8 canais</text:span><text:span text:style-name="T2">, </text:span><text:span text:style-name="T10">com 10 notas por canal</text:span><text:span text:style-name="T2">, num total de 80 notas:</text:span></text:p>
      <text:p text:style-name="Standard"/>
      <text:p text:style-name="Standard"/>
      <text:p text:style-name="P1"><text:span text:style-name="T3">* <text:s/>* </text:span><text:span text:style-name="T11"><text:s/>* <text:s/>* </text:span><text:span text:style-name="T3"><text:s/>* <text:s/>* </text:span><text:span text:style-name="T11"><text:s/>* <text:s/>* </text:span><text:span text:style-name="T3"><text:s/>* <text:s/>* </text:span><text:span text:style-name="T11"><text:s/>* <text:s/>* </text:span><text:span text:style-name="T3"><text:s/>* <text:s/>* </text:span><text:span text:style-name="T11"><text:s/>* <text:s/>* </text:span><text:span text:style-name="T3"><text:s/>* <text:s/>* </text:span><text:span text:style-name="T11"><text:s/>* <text:s/>*</text:span></text:p>
      <text:p text:style-name="P1"><text:span text:style-name="T3">* <text:s/>* </text:span><text:span text:style-name="T11"><text:s/>* <text:s/>* </text:span><text:span text:style-name="T3"><text:s/>* <text:s/>* </text:span><text:span text:style-name="T11"><text:s/>* <text:s/>* </text:span><text:span text:style-name="T3"><text:s/>* <text:s/>* </text:span><text:span text:style-name="T11"><text:s/>* <text:s/>* </text:span><text:span text:style-name="T3"><text:s/>* <text:s/>* </text:span><text:span text:style-name="T11"><text:s/>* <text:s/>* </text:span><text:span text:style-name="T3"><text:s/>* <text:s/>* </text:span><text:span text:style-name="T11"><text:s/>* <text:s/>*</text:span></text:p>
      <text:p text:style-name="P1"><text:span text:style-name="T5">* <text:s/>* </text:span><text:span text:style-name="T12"><text:s/>* <text:s/>* </text:span><text:span text:style-name="T5"><text:s/>* <text:s/>* </text:span><text:span text:style-name="T12"><text:s/>* <text:s/>* </text:span><text:span text:style-name="T5"><text:s/>* <text:s/>* </text:span><text:span text:style-name="T12"><text:s/>* <text:s/>* </text:span><text:span text:style-name="T5"><text:s/>* <text:s/>* </text:span><text:span text:style-name="T12"><text:s/>* <text:s/>* </text:span><text:span text:style-name="T5"><text:s/>* <text:s/>* </text:span><text:span text:style-name="T12"><text:s/>* <text:s/>*</text:span></text:p>
      <text:p text:style-name="P1"><text:soft-page-break/><text:span text:style-name="T5">* <text:s/>* </text:span><text:span text:style-name="T12"><text:s/>* <text:s/>* </text:span><text:span text:style-name="T5"><text:s/>* <text:s/>* </text:span><text:span text:style-name="T12"><text:s/>* <text:s/>* </text:span><text:span text:style-name="T5"><text:s/>* <text:s/>* </text:span><text:span text:style-name="T12"><text:s/>* <text:s/>* </text:span><text:span text:style-name="T5"><text:s/>* <text:s/>* </text:span><text:span text:style-name="T12"><text:s/>* <text:s/>* </text:span><text:span text:style-name="T5"><text:s/>* <text:s/>* </text:span><text:span text:style-name="T12"><text:s/>* <text:s/>*</text:span></text:p>
      <text:p text:style-name="P1"><text:span text:style-name="T6">* <text:s/>* </text:span><text:span text:style-name="T13"><text:s/>* <text:s/>* </text:span><text:span text:style-name="T6"><text:s/>* <text:s/>* </text:span><text:span text:style-name="T13"><text:s/>* <text:s/>* </text:span><text:span text:style-name="T6">* <text:s/>* <text:s/></text:span><text:span text:style-name="T13"><text:s/>* <text:s/>* </text:span><text:span text:style-name="T6"><text:s/>* <text:s/>* </text:span><text:span text:style-name="T13"><text:s/>* <text:s/>* </text:span><text:span text:style-name="T6"><text:s/>* <text:s/>* </text:span><text:span text:style-name="T13"><text:s/>* <text:s/>*</text:span></text:p>
      <text:p text:style-name="P1"><text:span text:style-name="T6">* <text:s/>* </text:span><text:span text:style-name="T13"><text:s/>* <text:s/>* </text:span><text:span text:style-name="T6"><text:s/>* <text:s/>* </text:span><text:span text:style-name="T13"><text:s/>* <text:s/>* </text:span><text:span text:style-name="T6">* <text:s/>* <text:s/></text:span><text:span text:style-name="T13"><text:s/>* <text:s/>* </text:span><text:span text:style-name="T6"><text:s/>* <text:s/>* </text:span><text:span text:style-name="T13"><text:s/>* <text:s/>* </text:span><text:span text:style-name="T6"><text:s/>* <text:s/>* </text:span><text:span text:style-name="T13"><text:s/>* <text:s/>*</text:span></text:p>
      <text:p text:style-name="P1"><text:span text:style-name="T7">* <text:s/>* </text:span><text:span text:style-name="T14"><text:s/>* <text:s/>* </text:span><text:span text:style-name="T7"><text:s/>* <text:s/>* </text:span><text:span text:style-name="T14"><text:s/>* <text:s/>* </text:span><text:span text:style-name="T7"><text:s/>* <text:s/>* </text:span><text:span text:style-name="T14"><text:s/>* <text:s/>* </text:span><text:span text:style-name="T7"><text:s/>* <text:s/>* </text:span><text:span text:style-name="T14"><text:s/>* <text:s/>* </text:span><text:span text:style-name="T7"><text:s/>* <text:s/>* </text:span><text:span text:style-name="T14"><text:s/>* <text:s/>*</text:span></text:p>
      <text:p text:style-name="P1"><text:span text:style-name="T4"><text:s text:c="14"/></text:span><text:span text:style-name="T7">* <text:s/>* </text:span><text:span text:style-name="T14"><text:s/>* <text:s/>* </text:span><text:span text:style-name="T7"><text:s/>* <text:s/>* </text:span><text:span text:style-name="T14"><text:s/>* <text:s/>* </text:span><text:span text:style-name="T7"><text:s/>* <text:s/>* </text:span><text:span text:style-name="T14"><text:s/>* <text:s/>* </text:span><text:span text:style-name="T7"><text:s/>* <text:s/>* </text:span><text:span text:style-name="T14"><text:s/>* <text:s/>* </text:span><text:span text:style-name="T7"><text:s/>* <text:s/>* </text:span><text:span text:style-name="T14"><text:s/>* <text:s/>*</text:span> <text:s text:c="9"/><text:span text:style-name="T1">16</text:span></text:p>
      <text:p text:style-name="P1">* <text:s/>* <text:s/>* <text:s/>* <text:s/>* <text:s/>* <text:s/>* <text:s/>* <text:s/>* <text:s/>* <text:s/>* <text:s/>* <text:s/>* <text:s/>* <text:s/>* <text:s/>* <text:s/>* <text:s/>* <text:s/>* <text:s/>*</text:p>
      <text:p text:style-name="P1">* <text:s/>* <text:s/>* <text:s/>* <text:s/>* <text:s/>* <text:s/>* <text:s/>* <text:s/>* <text:s/>* <text:s/>* <text:s/>* <text:s/>* <text:s/>* <text:s/>* <text:s/>* <text:s/>* <text:s/>* <text:s/>* <text:s/>*</text:p>
      <text:p text:style-name="P1">* <text:s/>* <text:s/>* <text:s/>* <text:s/>* <text:s/>* <text:s/>* <text:s/>* <text:s/>* <text:s/>* <text:s/>* <text:s/>* <text:s/>* <text:s/>* <text:s/>* <text:s/>* <text:s/>* <text:s/>* <text:s/>* <text:s/>*</text:p>
      <text:p text:style-name="P1">* <text:s/>* <text:s/>* <text:s/>* <text:s/>* <text:s/>* <text:s/>* <text:s/>* <text:s/>* <text:s/>* <text:s/>* <text:s/>* <text:s/>* <text:s/>* <text:s/>* <text:s/>* <text:s/>* <text:s/>* <text:s/>* <text:s/>*</text:p>
      <text:p text:style-name="P1">* <text:s/>* <text:s/>* <text:s/>* <text:s/>* <text:s/>* <text:s/>* <text:s/>* <text:s/>* <text:s/>* <text:s/>* <text:s/>* <text:s/>* <text:s/>* <text:s/>* <text:s/>* <text:s/>* <text:s/>* <text:s/>* <text:s/>*</text:p>
      <text:p text:style-name="P1">* <text:s/>* <text:s/>* <text:s/>* <text:s/>* <text:s/>* <text:s/>* <text:s/>* <text:s/>* <text:s/>* <text:s/>* <text:s/>* <text:s/>* <text:s/>* <text:s/>* <text:s/>* <text:s/>* <text:s/>* <text:s/>* <text:s/>*</text:p>
      <text:p text:style-name="P1">* <text:s/>* <text:s/>* <text:s/>* <text:s/>* <text:s/>* <text:s/>* <text:s/>* <text:s/>* <text:s/>* <text:s/>* <text:s/>* <text:s/>* <text:s/>* <text:s/>* <text:s/>* <text:s/>* <text:s/>* <text:s/>* <text:s/>*</text:p>
      <text:p text:style-name="P1">* <text:s/>* <text:s/>* <text:s/>* <text:s/>* <text:s/>* <text:s/>* <text:s/>* <text:s/>* <text:s/>* <text:s/>* <text:s/>* <text:s/>* <text:s/>* <text:s/>* <text:s/>* <text:s/>* <text:s/>* <text:s/>* <text:s/>*</text:p>
      <text:p text:style-name="P1"/>
      <text:p text:style-name="P1"><text:span text:style-name="T1">20</text:span></text:p>
      <text:p text:style-name="Standard"/>
      <text:p text:style-name="Standard">* Caso o fator seja 4, teremos duas possibilidades de algoritmos:</text:p>
      <text:p text:style-name="Standard"/>
      <text:p text:style-name="Standard"><text:span text:style-name="T2">1º: Áreas de </text:span><text:span text:style-name="T15">16</text:span><text:span text:style-name="T2">/4 x 20/4 = 4x5px, resultando em 4 canais, com </text:span><text:span text:style-name="T15">4</text:span><text:span text:style-name="T2"> notas cada, </text:span><text:span text:style-name="T15">num total de 16 notas.</text:span></text:p>
      <text:p text:style-name="Standard"/>
      <text:p text:style-name="P1"><text:span text:style-name="T18">* <text:s/>* <text:s/>* <text:s/>* <text:s/>* </text:span><text:span text:style-name="T17"><text:s/>* <text:s/>* <text:s/>* <text:s/>* <text:s/>* </text:span><text:span text:style-name="T18"><text:s/>* <text:s/>* <text:s/>* <text:s/>* <text:s/>* </text:span><text:span text:style-name="T17"><text:s/>* <text:s/>* <text:s/>* <text:s/>* <text:s/>*</text:span></text:p>
      <text:p text:style-name="P1"><text:span text:style-name="T18">* <text:s/>* <text:s/>* <text:s/>* <text:s/>* </text:span><text:span text:style-name="T17"><text:s/>* <text:s/>* <text:s/>* <text:s/>* <text:s/>* </text:span><text:span text:style-name="T18"><text:s/>* <text:s/>* <text:s/>* <text:s/>* <text:s/>* </text:span><text:span text:style-name="T17"><text:s/>* <text:s/>* <text:s/>* <text:s/>* <text:s/>*</text:span></text:p>
      <text:p text:style-name="P1"><text:span text:style-name="T18">* <text:s/>* <text:s/>* <text:s/>* <text:s/>* </text:span><text:span text:style-name="T17"><text:s/>* <text:s/>* <text:s/>* <text:s/>* <text:s/>* </text:span><text:span text:style-name="T18"><text:s/>* <text:s/>* <text:s/>* <text:s/>* <text:s/>* </text:span><text:span text:style-name="T17"><text:s/>* <text:s/>* <text:s/>* <text:s/>* <text:s/>*</text:span></text:p>
      <text:p text:style-name="P1"><text:span text:style-name="T18">* <text:s/>* <text:s/>* <text:s/>* <text:s/>* </text:span><text:span text:style-name="T17"><text:s/>* <text:s/>* <text:s/>* <text:s/>* <text:s/>* </text:span><text:span text:style-name="T18"><text:s/>* <text:s/>* <text:s/>* <text:s/>* <text:s/>* </text:span><text:span text:style-name="T17"><text:s/>* <text:s/>* <text:s/>* <text:s/>* <text:s/>*</text:span></text:p>
      <text:p text:style-name="P1">* <text:s/>* <text:s/>* <text:s/>* <text:s/>* <text:s/>* <text:s/>* <text:s/>* <text:s/>* <text:s/>* <text:s/>* <text:s/>* <text:s/>* <text:s/>* <text:s/>* <text:s/>* <text:s/>* <text:s/>* <text:s/>* <text:s/>*</text:p>
      <text:p text:style-name="P1">* <text:s/>* <text:s/>* <text:s/>* <text:s/>* <text:s/>* <text:s/>* <text:s/>* <text:s/>* <text:s/>* <text:s/>* <text:s/>* <text:s/>* <text:s/>* <text:s/>* <text:s/>* <text:s/>* <text:s/>* <text:s/>* <text:s/>*</text:p>
      <text:p text:style-name="P1">* <text:s/>* <text:s/>* <text:s/>* <text:s/>* <text:s/>* <text:s/>* <text:s/>* <text:s/>* <text:s/>* <text:s/>* <text:s/>* <text:s/>* <text:s/>* <text:s/>* <text:s/>* <text:s/>* <text:s/>* <text:s/>* <text:s/>*</text:p>
      <text:p text:style-name="P1"><text:s text:c="14"/>* <text:s/>* <text:s/>* <text:s/>* <text:s/>* <text:s/>* <text:s/>* <text:s/>* <text:s/>* <text:s/>* <text:s/>* <text:s/>* <text:s/>* <text:s/>* <text:s/>* <text:s/>* <text:s/>* <text:s/>* <text:s/>* <text:s/>* <text:s text:c="9"/><text:span text:style-name="T1">16</text:span></text:p>
      <text:p text:style-name="P1">* <text:s/>* <text:s/>* <text:s/>* <text:s/>* <text:s/>* <text:s/>* <text:s/>* <text:s/>* <text:s/>* <text:s/>* <text:s/>* <text:s/>* <text:s/>* <text:s/>* <text:s/>* <text:s/>* <text:s/>* <text:s/>* <text:s/>*</text:p>
      <text:p text:style-name="P1">* <text:s/>* <text:s/>* <text:s/>* <text:s/>* <text:s/>* <text:s/>* <text:s/>* <text:s/>* <text:s/>* <text:s/>* <text:s/>* <text:s/>* <text:s/>* <text:s/>* <text:s/>* <text:s/>* <text:s/>* <text:s/>* <text:s/>*</text:p>
      <text:p text:style-name="P1">* <text:s/>* <text:s/>* <text:s/>* <text:s/>* <text:s/>* <text:s/>* <text:s/>* <text:s/>* <text:s/>* <text:s/>* <text:s/>* <text:s/>* <text:s/>* <text:s/>* <text:s/>* <text:s/>* <text:s/>* <text:s/>* <text:s/>*</text:p>
      <text:p text:style-name="P1">* <text:s/>* <text:s/>* <text:s/>* <text:s/>* <text:s/>* <text:s/>* <text:s/>* <text:s/>* <text:s/>* <text:s/>* <text:s/>* <text:s/>* <text:s/>* <text:s/>* <text:s/>* <text:s/>* <text:s/>* <text:s/>* <text:s/>*</text:p>
      <text:p text:style-name="P1">* <text:s/>* <text:s/>* <text:s/>* <text:s/>* <text:s/>* <text:s/>* <text:s/>* <text:s/>* <text:s/>* <text:s/>* <text:s/>* <text:s/>* <text:s/>* <text:s/>* <text:s/>* <text:s/>* <text:s/>* <text:s/>* <text:s/>*</text:p>
      <text:p text:style-name="P1">* <text:s/>* <text:s/>* <text:s/>* <text:s/>* <text:s/>* <text:s/>* <text:s/>* <text:s/>* <text:s/>* <text:s/>* <text:s/>* <text:s/>* <text:s/>* <text:s/>* <text:s/>* <text:s/>* <text:s/>* <text:s/>* <text:s/>*</text:p>
      <text:p text:style-name="P1">* <text:s/>* <text:s/>* <text:s/>* <text:s/>* <text:s/>* <text:s/>* <text:s/>* <text:s/>* <text:s/>* <text:s/>* <text:s/>* <text:s/>* <text:s/>* <text:s/>* <text:s/>* <text:s/>* <text:s/>* <text:s/>* <text:s/>*</text:p>
      <text:p text:style-name="P1">* <text:s/>* <text:s/>* <text:s/>* <text:s/>* <text:s/>* <text:s/>* <text:s/>* <text:s/>* <text:s/>* <text:s/>* <text:s/>* <text:s/>* <text:s/>* <text:s/>* <text:s/>* <text:s/>* <text:s/>* <text:s/>* <text:s/>*</text:p>
      <text:p text:style-name="P1"/>
      <text:p text:style-name="P1">20</text:p>
      <text:p text:style-name="Standard"/>
      <text:p text:style-name="Standard">2º: Áreas de 4x4px, resultando em 5 notas por canal, para 4 canais, totalizando 20 notas.</text:p>
      <text:p text:style-name="Standard"/>
      <text:p text:style-name="P1"><text:span text:style-name="T3"><text:s/>* <text:s/>* <text:s/>* <text:s/>* </text:span><text:span text:style-name="T11"><text:s text:c="2"/>* <text:s/>* <text:s/>* <text:s/>* </text:span><text:span text:style-name="T3"><text:s/>* <text:s/>* <text:s/>* <text:s/>* </text:span><text:span text:style-name="T11"><text:s/>* <text:s/>* <text:s/>* <text:s/>* </text:span><text:span text:style-name="T3"><text:s/>* <text:s/>* <text:s/>* <text:s/>* </text:span></text:p>
      <text:p text:style-name="P1"><text:span text:style-name="T3"><text:s/>* <text:s/>* <text:s/>* <text:s/>* </text:span><text:span text:style-name="T11"><text:s text:c="2"/>* <text:s/>* <text:s/>* <text:s/>* </text:span><text:span text:style-name="T3"><text:s/>* <text:s/>* <text:s/>* <text:s/>* </text:span><text:span text:style-name="T11"><text:s/>* <text:s/>* <text:s/>* <text:s/>* </text:span><text:span text:style-name="T3"><text:s/>* <text:s/>* <text:s/>* <text:s/>* </text:span></text:p>
      <text:p text:style-name="P1"><text:span text:style-name="T3"><text:s/>* <text:s/>* <text:s/>* <text:s/>* </text:span><text:span text:style-name="T11"><text:s text:c="2"/>* <text:s/>* <text:s/>* <text:s/>* </text:span><text:span text:style-name="T3"><text:s/>* <text:s/>* <text:s/>* <text:s/>* </text:span><text:span text:style-name="T11"><text:s/>* <text:s/>* <text:s/>* <text:s/>* </text:span><text:span text:style-name="T3"><text:s/>* <text:s/>* <text:s/>* <text:s/>* </text:span></text:p>
      <text:p text:style-name="P1"><text:span text:style-name="T3"><text:s/>* <text:s/>* <text:s/>* <text:s/>* </text:span><text:span text:style-name="T11"><text:s text:c="2"/>* <text:s/>* <text:s/>* <text:s/>* </text:span><text:span text:style-name="T3"><text:s/>* <text:s/>* <text:s/>* <text:s/>* </text:span><text:span text:style-name="T11"><text:s/>* <text:s/>* <text:s/>* <text:s/>* </text:span><text:span text:style-name="T3"><text:s/>* <text:s/>* <text:s/>* <text:s/>* </text:span></text:p>
      <text:p text:style-name="P1"><text:span text:style-name="T6"><text:s/>* <text:s/>* <text:s/>* <text:s/>* </text:span><text:span text:style-name="T13"><text:s text:c="2"/>* <text:s/>* <text:s/>* <text:s/>* </text:span><text:span text:style-name="T6"><text:s/>* <text:s/>* <text:s/>* <text:s/>* </text:span><text:span text:style-name="T13"><text:s text:c="2"/>* <text:s/>* <text:s/>* <text:s/>*</text:span><text:span text:style-name="T6"> * <text:s/>* <text:s/>* <text:s/>* </text:span></text:p>
      <text:p text:style-name="P1"><text:span text:style-name="T6"><text:s/>* <text:s/>* <text:s/>* <text:s/>* </text:span><text:span text:style-name="T13"><text:s text:c="2"/>* <text:s/>* <text:s/>* <text:s/>* </text:span><text:span text:style-name="T6"><text:s/>* <text:s/>* <text:s/>* <text:s/>* </text:span><text:span text:style-name="T13"><text:s text:c="2"/>* <text:s/>* <text:s/>* <text:s/>*</text:span><text:span text:style-name="T6"> * <text:s/>* <text:s/>* <text:s/>* </text:span></text:p>
      <text:p text:style-name="P1"><text:span text:style-name="T6"><text:s/>* <text:s/>* <text:s/>* <text:s/>* </text:span><text:span text:style-name="T13"><text:s text:c="2"/>* <text:s/>* <text:s/>* <text:s/>* </text:span><text:span text:style-name="T6"><text:s/>* <text:s/>* <text:s/>* <text:s/>* </text:span><text:span text:style-name="T13"><text:s text:c="2"/>* <text:s/>* <text:s/>* <text:s/>*</text:span><text:span text:style-name="T6"> * <text:s/>* <text:s/>* <text:s/>* </text:span></text:p>
      <text:p text:style-name="P1"><text:span text:style-name="T4"><text:s text:c="13"/></text:span><text:span text:style-name="T6"><text:s/>* <text:s/>* <text:s/>* <text:s/>* </text:span><text:span text:style-name="T13"><text:s text:c="2"/>* <text:s/>* <text:s/>* <text:s/>* </text:span><text:span text:style-name="T6"><text:s/>* <text:s/>* <text:s/>* <text:s/>* </text:span><text:span text:style-name="T13"><text:s text:c="2"/>* <text:s/>* <text:s/>* <text:s/>*</text:span><text:span text:style-name="T6"> * <text:s/>* <text:s/>* <text:s/>* </text:span><text:s text:c="9"/><text:span text:style-name="T1">16</text:span></text:p>
      <text:p text:style-name="P1"><text:s/>* <text:s/>* <text:s/>* <text:s/>* <text:s text:c="2"/>* <text:s/>* <text:s/>* <text:s/>* <text:s/>* <text:s/>* <text:s/>* <text:s/>* <text:s/>* <text:s/>* <text:s/>* <text:s/>* <text:s/>* <text:s/>* <text:s/>* <text:s/>*</text:p>
      <text:p text:style-name="P1"><text:s/>* <text:s/>* <text:s/>* <text:s/>* <text:s text:c="2"/>* <text:s/>* <text:s/>* <text:s/>* <text:s/>* <text:s/>* <text:s/>* <text:s/>* <text:s/>* <text:s/>* <text:s/>* <text:s/>* <text:s/>* <text:s/>* <text:s/>* <text:s/>*</text:p>
      <text:p text:style-name="P1"><text:s/>* <text:s/>* <text:s/>* <text:s/>* <text:s text:c="2"/>* <text:s/>* <text:s/>* <text:s/>* <text:s/>* <text:s/>* <text:s/>* <text:s/>* <text:s/>* <text:s/>* <text:s/>* <text:s/>* <text:s/>* <text:s/>* <text:s/>* <text:s/>*</text:p>
      <text:p text:style-name="P1"><text:soft-page-break/><text:s/>* <text:s/>* <text:s/>* <text:s/>* <text:s text:c="2"/>* <text:s/>* <text:s/>* <text:s/>* <text:s/>* <text:s/>* <text:s/>* <text:s/>* <text:s/>* <text:s/>* <text:s/>* <text:s/>* <text:s/>* <text:s/>* <text:s/>* <text:s/>*</text:p>
      <text:p text:style-name="P1"><text:s/>* <text:s/>* <text:s/>* <text:s/>* <text:s text:c="2"/>* <text:s/>* <text:s/>* <text:s/>* <text:s/>* <text:s/>* <text:s/>* <text:s/>* <text:s/>* <text:s/>* <text:s/>* <text:s/>* <text:s/>* <text:s/>* <text:s/>* <text:s/>*</text:p>
      <text:p text:style-name="P1"><text:s/>* <text:s/>* <text:s/>* <text:s/>* <text:s text:c="2"/>* <text:s/>* <text:s/>* <text:s/>* <text:s/>* <text:s/>* <text:s/>* <text:s/>* <text:s/>* <text:s/>* <text:s/>* <text:s/>* <text:s/>* <text:s/>* <text:s/>* <text:s/>*</text:p>
      <text:p text:style-name="P1"><text:s/>* <text:s/>* <text:s/>* <text:s/>* <text:s text:c="2"/>* <text:s/>* <text:s/>* <text:s/>* <text:s/>* <text:s/>* <text:s/>* <text:s/>* <text:s/>* <text:s/>* <text:s/>* <text:s/>* <text:s/>* <text:s/>* <text:s/>* <text:s/>*</text:p>
      <text:p text:style-name="P1"><text:s/>* <text:s/>* <text:s/>* <text:s/>* <text:s text:c="2"/>* <text:s/>* <text:s/>* <text:s/>* <text:s/>* <text:s/>* <text:s/>* <text:s/>* <text:s/>* <text:s/>* <text:s/>* <text:s/>* <text:s/>* <text:s/>* <text:s/>* <text:s/>*</text:p>
      <text:p text:style-name="P1"/>
      <text:p text:style-name="P1">20</text:p>
      <text:p text:style-name="P1"/>
      <text:p text:style-name="P1">Obs.: Com o fator máximo, nós temos o número total de notas exatamente igual ao número de colunas ou ao número de linhas, dependendo do algoritmo implementado na varredura.</text:p>
      <text:p text:style-name="P1"/>
      <text:p text:style-name="P1"/>
      <text:p text:style-name="P1"/>
      <text:p text:style-name="P4">Resumindo:</text:p>
      <text:p text:style-name="P4"/>
      <text:list xml:id="list34458134" text:style-name="L2">
        <text:list-item>
          <text:p text:style-name="P10">O primeiro algoritmo, doravante conhecido como <text:span text:style-name="T20">“primo” </text:span>usará o fator f selecionado para encontrar a área da média a ser realizada na vizinhança de um pixel. Assim, o resultado sempre será de f canais com f notas cada, totalizando f² notas.</text:p>
        </text:list-item>
        <text:list-item>
          <text:p text:style-name="P10">O segundo algoritmo, doravante conhecido como <text:span text:style-name="T20">“secondo”</text:span> usará o fator f selecionado para varrer a vizinhança do pixel em quadrados de área f²px. Assim, o número de canais sempre será igual ao número de linhas dividido pelo fator e o número de notas por canal sempre será igual ao número de colunas dividido pelo fato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Pedro Guimarães</meta:initial-creator>
    <meta:creation-date>2011-01-26T02:09:37</meta:creation-date>
    <dc:date>2011-01-26T19:09:47.08</dc:date>
    <dc:creator>Pedro Guimaães</dc:creator>
    <meta:editing-duration>PT14H01M41S</meta:editing-duration>
    <meta:editing-cycles>4</meta:editing-cycles>
    <meta:generator>BrOffice.org/3.1$Win32 OpenOffice.org_project/310m19$Build-9420</meta:generator>
    <meta:document-statistic meta:table-count="0" meta:image-count="0" meta:object-count="0" meta:page-count="4" meta:paragraph-count="135" meta:word-count="2567" meta:character-count="8512"/>
  </office:meta>
</office:document-meta>
</file>